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29.002cm" svg:height="17.93cm" svg:x="10.047cm" svg:y="1.381cm">
            <draw:object draw:notify-on-update-of-ranges="Лист1.A1:Лист1.A100 Лист1.B1:Лист1.B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00000" calcext:value-type="float">
            <text:p>22000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300000" calcext:value-type="float">
            <text:p>230000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600000" calcext:value-type="float">
            <text:p>26000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800000" calcext:value-type="float">
            <text:p>280000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900000" calcext:value-type="float">
            <text:p>29000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100000" calcext:value-type="float">
            <text:p>31000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200000" calcext:value-type="float">
            <text:p>320000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300000" calcext:value-type="float">
            <text:p>330000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400000" calcext:value-type="float">
            <text:p>340000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600000" calcext:value-type="float">
            <text:p>360000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700000" calcext:value-type="float">
            <text:p>37000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800000" calcext:value-type="float">
            <text:p>380000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900000" calcext:value-type="float">
            <text:p>390000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100000" calcext:value-type="float">
            <text:p>41000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200000" calcext:value-type="float">
            <text:p>42000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300000" calcext:value-type="float">
            <text:p>430000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400000" calcext:value-type="float">
            <text:p>44000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00000" calcext:value-type="float">
            <text:p>46000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700000" calcext:value-type="float">
            <text:p>470000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800000" calcext:value-type="float">
            <text:p>480000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4900000" calcext:value-type="float">
            <text:p>49000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100000" calcext:value-type="float">
            <text:p>510000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200000" calcext:value-type="float">
            <text:p>520000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300000" calcext:value-type="float">
            <text:p>530000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400000" calcext:value-type="float">
            <text:p>540000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600000" calcext:value-type="float">
            <text:p>560000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700000" calcext:value-type="float">
            <text:p>570000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5800000" calcext:value-type="float">
            <text:p>580000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900000" calcext:value-type="float">
            <text:p>590000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100000" calcext:value-type="float">
            <text:p>610000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6200000" calcext:value-type="float">
            <text:p>620000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6300000" calcext:value-type="float">
            <text:p>63000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400000" calcext:value-type="float">
            <text:p>640000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600000" calcext:value-type="float">
            <text:p>660000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700000" calcext:value-type="float">
            <text:p>67000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800000" calcext:value-type="float">
            <text:p>680000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6900000" calcext:value-type="float">
            <text:p>690000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100000" calcext:value-type="float">
            <text:p>710000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7200000" calcext:value-type="float">
            <text:p>720000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7300000" calcext:value-type="float">
            <text:p>730000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7400000" calcext:value-type="float">
            <text:p>740000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7600000" calcext:value-type="float">
            <text:p>760000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700000" calcext:value-type="float">
            <text:p>770000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7800000" calcext:value-type="float">
            <text:p>780000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7900000" calcext:value-type="float">
            <text:p>790000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8100000" calcext:value-type="float">
            <text:p>810000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8200000" calcext:value-type="float">
            <text:p>820000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8300000" calcext:value-type="float">
            <text:p>830000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8400000" calcext:value-type="float">
            <text:p>840000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8600000" calcext:value-type="float">
            <text:p>860000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8700000" calcext:value-type="float">
            <text:p>87000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800000" calcext:value-type="float">
            <text:p>880000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8900000" calcext:value-type="float">
            <text:p>890000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9100000" calcext:value-type="float">
            <text:p>9100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9200000" calcext:value-type="float">
            <text:p>920000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9300000" calcext:value-type="float">
            <text:p>93000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9400000" calcext:value-type="float">
            <text:p>940000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9600000" calcext:value-type="float">
            <text:p>960000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9700000" calcext:value-type="float">
            <text:p>970000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9800000" calcext:value-type="float">
            <text:p>980000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9900000" calcext:value-type="float">
            <text:p>9900000</text:p>
          </table:table-cell>
          <table:table-cell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6">00.00.0000</text:date>, <text:time style:data-style-name="N2" text:time-value="16:24:49.82557925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6T16:35:59.957949346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2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9.003cm" svg:height="17.931cm" xlink:href=".." xlink:type="simple" chart:class="chart:scatter" chart:style-name="ch1">
        <chart:plot-area chart:style-name="ch2" table:cell-range-address="Лист1.A1:Лист1.B100" svg:x="2.07cm" svg:y="0.143cm" svg:width="24.972cm" svg:height="17.212cm">
          <chartooo:coordinate-region svg:x="2.877cm" svg:y="0.343cm" svg:width="23.422cm" svg:height="16.36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Лист1.B1:Лист1.B100" chart:class="chart:scatter">
            <chart:domain table:cell-range-address="Лист1.A1:Лист1.A100"/>
            <chart:data-point chart:repeated="1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A1:Лист1.A100</svg:desc>
                </draw:g>
              </table:table-cell>
              <table:table-cell office:value-type="float" office:value="5">
                <text:p>5</text:p>
                <draw:g>
                  <svg:desc>Лист1.B1:Лист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0">
                <text:p>300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">
                <text:p>4000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">
                <text:p>6000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0">
                <text:p>7000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0">
                <text:p>8000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0">
                <text:p>9000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00">
                <text:p>11000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00">
                <text:p>12000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00">
                <text:p>13000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00">
                <text:p>14000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00">
                <text:p>15000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00">
                <text:p>16000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00">
                <text:p>17000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00">
                <text:p>18000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00">
                <text:p>190000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0">
                <text:p>200000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00">
                <text:p>21000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000">
                <text:p>22000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000">
                <text:p>23000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000">
                <text:p>24000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00">
                <text:p>25000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000">
                <text:p>26000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000">
                <text:p>27000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000">
                <text:p>28000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000">
                <text:p>29000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00">
                <text:p>30000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000">
                <text:p>31000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000">
                <text:p>32000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000">
                <text:p>33000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000">
                <text:p>34000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000">
                <text:p>35000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000">
                <text:p>36000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000">
                <text:p>37000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000">
                <text:p>38000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000">
                <text:p>390000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00">
                <text:p>40000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000">
                <text:p>410000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000">
                <text:p>42000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000">
                <text:p>430000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000">
                <text:p>44000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000">
                <text:p>45000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000">
                <text:p>46000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000">
                <text:p>47000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000">
                <text:p>480000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000">
                <text:p>49000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000">
                <text:p>500000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000">
                <text:p>510000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000">
                <text:p>520000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000">
                <text:p>530000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000">
                <text:p>54000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000">
                <text:p>55000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000">
                <text:p>56000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000">
                <text:p>570000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000">
                <text:p>580000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000">
                <text:p>59000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000">
                <text:p>60000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000">
                <text:p>610000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000">
                <text:p>620000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000">
                <text:p>63000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000">
                <text:p>640000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000">
                <text:p>650000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000">
                <text:p>660000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000">
                <text:p>67000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000">
                <text:p>680000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000">
                <text:p>69000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000">
                <text:p>70000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000">
                <text:p>710000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000">
                <text:p>720000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000">
                <text:p>730000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000">
                <text:p>740000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000">
                <text:p>750000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000">
                <text:p>760000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000">
                <text:p>77000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000">
                <text:p>780000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000">
                <text:p>79000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000">
                <text:p>800000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000">
                <text:p>810000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000">
                <text:p>820000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000">
                <text:p>830000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000">
                <text:p>840000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000">
                <text:p>85000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000">
                <text:p>86000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000">
                <text:p>87000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000">
                <text:p>880000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000">
                <text:p>89000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000">
                <text:p>900000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000">
                <text:p>91000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000">
                <text:p>920000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000">
                <text:p>930000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000">
                <text:p>940000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000">
                <text:p>950000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000">
                <text:p>96000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000">
                <text:p>970000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000">
                <text:p>980000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000">
                <text:p>9900000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